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Calibri" fo:font-size="6pt" style:font-name-asian="Calibri2" style:font-size-asian="6pt" style:font-name-complex="Calibri2" style:font-size-complex="6pt"/>
    </style:style>
    <style:style style:name="P2" style:family="paragraph" style:parent-style-name="Standard">
      <style:text-properties style:font-name="Calibri" fo:font-style="italic" style:font-name-asian="Calibri2" style:font-style-asian="italic" style:font-name-complex="Calibri2"/>
    </style:style>
    <style:style style:name="P3" style:family="paragraph" style:parent-style-name="Standard">
      <style:text-properties style:font-name="Calibri" style:font-name-asian="Calibri2" style:font-name-complex="Calibri2"/>
    </style:style>
    <style:style style:name="P4" style:family="paragraph" style:parent-style-name="Standard">
      <style:text-properties fo:color="#1d1c1d" style:font-name="Calibri" fo:font-size="10pt" fo:background-color="#ffffff" style:font-name-asian="Calibri2" style:font-size-asian="10pt" style:font-name-complex="Calibri2"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left="0cm" fo:margin-right="0cm" fo:text-indent="0cm" style:auto-text-indent="false"/>
      <style:text-properties style:font-name="Calibri" style:font-name-asian="Calibri2" style:font-name-complex="Calibri2"/>
    </style:style>
    <style:style style:name="P7" style:family="paragraph" style:parent-style-name="Standard">
      <style:paragraph-properties fo:margin-left="1.27cm" fo:margin-right="0cm" fo:text-indent="0cm" style:auto-text-indent="false"/>
    </style:style>
    <style:style style:name="P8" style:family="paragraph" style:parent-style-name="Standard">
      <style:paragraph-properties fo:margin-left="1.27cm" fo:margin-right="0cm" fo:text-indent="0cm" style:auto-text-indent="false"/>
      <style:text-properties style:font-name="Calibri" style:font-name-asian="Calibri2" style:font-name-complex="Calibri2"/>
    </style:style>
    <style:style style:name="P9" style:family="paragraph" style:parent-style-name="Heading_20_3">
      <style:paragraph-properties fo:line-height="100%"/>
      <style:text-properties style:font-name="Calibri" fo:font-size="12pt" style:text-underline-style="solid" style:text-underline-width="auto" style:text-underline-color="font-color" fo:font-weight="bold" style:font-name-asian="Calibri2" style:font-size-asian="12pt" style:font-weight-asian="bold" style:font-name-complex="Calibri2" style:font-size-complex="12pt"/>
    </style:style>
    <style:style style:name="P10" style:family="paragraph" style:parent-style-name="Heading_20_3">
      <style:paragraph-properties fo:line-height="100%" fo:text-align="center" style:justify-single-word="false"/>
      <style:text-properties style:font-name="Calibri" fo:font-size="12pt" style:text-underline-style="solid" style:text-underline-width="auto" style:text-underline-color="font-color" fo:font-weight="bold" style:font-name-asian="Calibri2" style:font-size-asian="12pt" style:font-weight-asian="bold" style:font-name-complex="Calibri2" style:font-size-complex="12pt"/>
    </style:style>
    <style:style style:name="P11" style:family="paragraph" style:parent-style-name="Heading_20_3">
      <style:paragraph-properties fo:text-align="center" style:justify-single-word="false"/>
      <style:text-properties style:font-name="Calibri" fo:font-size="12pt" style:text-underline-style="solid" style:text-underline-width="auto" style:text-underline-color="font-color" fo:font-weight="bold" style:font-name-asian="Calibri2" style:font-size-asian="12pt" style:font-weight-asian="bold" style:font-name-complex="Calibri2" style:font-size-complex="12pt"/>
    </style:style>
    <style:style style:name="P12" style:family="paragraph" style:parent-style-name="Standard">
      <style:paragraph-properties fo:margin-left="3.81cm" fo:margin-right="0cm" fo:text-indent="1.27cm" style:auto-text-indent="false"/>
      <style:text-properties style:font-name="Calibri" style:font-name-asian="Calibri2" style:font-name-complex="Calibri2"/>
    </style:style>
    <style:style style:name="P13" style:family="paragraph" style:parent-style-name="Standard">
      <style:paragraph-properties fo:margin-left="5.08cm" fo:margin-right="0cm" fo:text-indent="1.27cm" style:auto-text-indent="false"/>
      <style:text-properties style:font-name="Calibri" style:font-name-asian="Calibri2" style:font-name-complex="Calibri2"/>
    </style:style>
    <style:style style:name="P14" style:family="paragraph" style:parent-style-name="Standard">
      <style:paragraph-properties fo:text-align="center" style:justify-single-word="false" fo:background-color="#cccccc">
        <style:background-image/>
      </style:paragraph-properties>
      <style:text-properties style:font-name="Calibri" fo:font-size="20pt" fo:font-weight="bold" style:font-name-asian="Calibri2" style:font-size-asian="20pt" style:font-weight-asian="bold" style:font-name-complex="Calibri2" style:font-size-complex="20pt"/>
    </style:style>
    <style:style style:name="P15" style:family="paragraph" style:parent-style-name="Standard">
      <style:paragraph-properties fo:text-align="center" style:justify-single-word="false" fo:background-color="#cccccc">
        <style:background-image/>
      </style:paragraph-properties>
      <style:text-properties style:font-name="Calibri" fo:font-size="18pt" fo:font-weight="bold" style:font-name-asian="Calibri2" style:font-size-asian="18pt" style:font-weight-asian="bold" style:font-name-complex="Calibri2" style:font-size-complex="18pt"/>
    </style:style>
    <style:style style:name="P16" style:family="paragraph" style:parent-style-name="Standard">
      <style:paragraph-properties fo:text-align="center" style:justify-single-word="false" fo:background-color="#cccccc">
        <style:background-image/>
      </style:paragraph-properties>
      <style:text-properties style:font-name="Calibri" fo:font-size="10pt" style:font-name-asian="Calibri2" style:font-size-asian="10pt" style:font-name-complex="Calibri2" style:font-size-complex="10pt"/>
    </style:style>
    <style:style style:name="P17" style:family="paragraph" style:parent-style-name="Standard">
      <style:paragraph-properties fo:text-align="center" style:justify-single-word="false" fo:background-color="#cccccc">
        <style:background-image/>
      </style:paragraph-properties>
    </style:style>
    <style:style style:name="P18" style:family="paragraph" style:parent-style-name="Standard" style:master-page-name="Standard">
      <style:paragraph-properties style:page-number="auto" fo:background-color="#cccccc">
        <style:background-image/>
      </style:paragraph-properties>
      <style:text-properties style:font-name="Calibri" fo:font-size="10pt" style:text-underline-style="solid" style:text-underline-width="auto" style:text-underline-color="font-color" fo:font-weight="bold" style:font-name-asian="Calibri2" style:font-size-asian="10pt" style:font-weight-asian="bold" style:font-name-complex="Calibri2" style:font-size-complex="10pt"/>
    </style:style>
    <style:style style:name="P19" style:family="paragraph" style:parent-style-name="Standard">
      <style:text-properties style:font-name="Calibri" fo:font-weight="bold" style:font-name-asian="Calibri2" style:font-weight-asian="bold" style:font-name-complex="Calibri2"/>
    </style:style>
    <style:style style:name="P20" style:family="paragraph" style:parent-style-name="Standard">
      <style:paragraph-properties fo:text-align="center" style:justify-single-word="false"/>
      <style:text-properties style:font-name="Calibri" fo:font-size="12pt" style:text-underline-style="solid" style:text-underline-width="auto" style:text-underline-color="font-color" fo:font-weight="bold" style:font-name-asian="Calibri2" style:font-size-asian="12pt" style:font-weight-asian="bold" style:font-name-complex="Calibri2" style:font-size-complex="12pt"/>
    </style:style>
    <style:style style:name="P21" style:family="paragraph" style:parent-style-name="Standard">
      <style:paragraph-properties fo:text-align="justify" style:justify-single-word="false"/>
    </style:style>
    <style:style style:name="P22" style:family="paragraph" style:parent-style-name="Standard" style:list-style-name="WWNum3">
      <style:paragraph-properties fo:margin-left="1.27cm" fo:margin-right="0cm" fo:text-indent="-0.635cm" style:auto-text-indent="false"/>
      <style:text-properties style:font-name="Calibri" style:font-name-asian="Calibri2" style:font-name-complex="Calibri2"/>
    </style:style>
    <style:style style:name="P23" style:family="paragraph" style:parent-style-name="Standard" style:list-style-name="WWNum2">
      <style:paragraph-properties fo:margin-left="1.27cm" fo:margin-right="0cm" fo:text-indent="-0.635cm" style:auto-text-indent="false"/>
      <style:text-properties style:font-name="Calibri" style:font-name-asian="Calibri2" style:font-name-complex="Calibri2"/>
    </style:style>
    <style:style style:name="P24" style:family="paragraph" style:parent-style-name="Standard" style:list-style-name="WWNum3">
      <style:paragraph-properties fo:margin-left="1.27cm" fo:margin-right="0cm" fo:text-indent="-0.635cm" style:auto-text-indent="false"/>
      <style:text-properties style:font-name="Calibri" fo:background-color="#ffffff" style:font-name-asian="Calibri2" style:font-name-complex="Calibri2"/>
    </style:style>
    <style:style style:name="P25" style:family="paragraph" style:parent-style-name="Standard">
      <style:paragraph-properties fo:text-align="center" style:justify-single-word="false" fo:background-color="#cccccc">
        <style:background-image/>
      </style:paragraph-properties>
    </style:style>
    <style:style style:name="P26" style:family="paragraph" style:parent-style-name="Heading_20_2" style:list-style-name="WWNum1">
      <style:paragraph-properties fo:margin-left="0.699cm" fo:margin-right="0cm" fo:margin-top="0.212cm" fo:margin-bottom="0.212cm" fo:line-height="100%" fo:keep-together="auto" fo:text-indent="-0.635cm" style:auto-text-indent="false" fo:keep-with-next="auto"/>
    </style:style>
    <style:style style:name="P27" style:family="paragraph" style:parent-style-name="Heading_20_3">
      <style:paragraph-properties fo:line-height="100%" fo:text-align="center" style:justify-single-word="false"/>
      <style:text-properties style:font-name="Calibri" style:font-name-asian="Calibri2" style:font-name-complex="Calibri2"/>
    </style:style>
    <style:style style:name="T1" style:family="text">
      <style:text-properties style:font-name="Calibri" style:font-name-asian="Calibri2" style:font-name-complex="Calibri2"/>
    </style:style>
    <style:style style:name="T2" style:family="text">
      <style:text-properties style:font-name="Calibri" fo:font-size="10pt" style:font-name-asian="Calibri2" style:font-size-asian="10pt" style:font-name-complex="Calibri2" style:font-size-complex="10pt"/>
    </style:style>
    <style:style style:name="T3" style:family="text">
      <style:text-properties style:font-name="Calibri" fo:font-style="italic" style:font-name-asian="Calibri2" style:font-style-asian="italic" style:font-name-complex="Calibri2"/>
    </style:style>
    <style:style style:name="T4" style:family="text">
      <style:text-properties style:font-name="Calibri" fo:font-style="italic" style:font-name-asian="Calibri2" style:font-style-asian="italic" style:font-name-complex="Calibri2" style:font-style-complex="italic"/>
    </style:style>
    <style:style style:name="T5" style:family="text">
      <style:text-properties style:font-name="Calibri" fo:font-weight="bold" style:font-name-asian="Calibri2" style:font-weight-asian="bold" style:font-name-complex="Calibri2"/>
    </style:style>
    <style:style style:name="T6" style:family="text">
      <style:text-properties style:font-name="Calibri" fo:font-weight="bold" style:font-name-asian="Calibri2" style:font-weight-asian="bold" style:font-name-complex="Calibri2" style:font-weight-complex="bold"/>
    </style:style>
    <style:style style:name="T7" style:family="text">
      <style:text-properties style:font-name="Calibri" fo:font-size="11pt" fo:font-weight="bold" style:font-name-asian="Calibri2" style:font-size-asian="11pt" style:font-weight-asian="bold" style:font-name-complex="Calibri2" style:font-size-complex="11pt"/>
    </style:style>
    <style:style style:name="T8" style:family="text">
      <style:text-properties style:font-name="Calibri" fo:font-weight="normal" style:font-name-asian="Calibri2" style:font-weight-asian="normal" style:font-name-complex="Calibri2" style:font-weight-complex="normal"/>
    </style:style>
    <style:style style:name="T9" style:family="text">
      <style:text-properties style:font-name="Calibri" fo:font-style="normal" fo:font-weight="bold" style:font-name-asian="Calibri2" style:font-style-asian="normal" style:font-weight-asian="bold" style:font-name-complex="Calibri2" style:font-style-complex="normal" style:font-weight-complex="bold"/>
    </style:style>
    <style:style style:name="T10" style:family="text">
      <style:text-properties fo:color="#1155cc" style:font-name="Calibri" fo:font-size="10pt" style:text-underline-style="solid" style:text-underline-width="auto" style:text-underline-color="font-color" style:font-name-asian="Calibri2" style:font-size-asian="10pt" style:font-name-complex="Calibri2" style:font-size-complex="10pt"/>
    </style:style>
    <style:style style:name="T11" style:family="text">
      <style:text-properties fo:color="#1155cc" style:font-name="Calibri" fo:font-size="11pt" style:text-underline-style="solid" style:text-underline-width="auto" style:text-underline-color="font-color" fo:font-weight="bold" style:font-name-asian="Calibri2" style:font-size-asian="11pt" style:font-weight-asian="bold" style:font-name-complex="Calibri2" style:font-size-complex="11pt"/>
    </style:style>
    <style:style style:name="T12" style:family="text">
      <style:text-properties fo:color="#1d1c1d" style:font-name="Calibri" fo:background-color="#ffffff" style:font-name-asian="Calibri2" style:font-name-complex="Calibri2"/>
    </style:style>
    <style:style style:name="T13" style:family="text">
      <style:text-properties fo:color="#404040" style:font-name="Calibri" fo:font-size="11pt" style:font-name-asian="Calibri2" style:font-size-asian="11pt" style:font-name-complex="Calibri2" style:font-size-complex="11pt"/>
    </style:style>
    <style:style style:name="T14" style:family="text">
      <style:text-properties fo:color="#404040" style:font-name="Calibri" fo:font-size="11pt" fo:font-weight="bold" style:font-name-asian="Calibri2" style:font-size-asian="11pt" style:font-weight-asian="bold" style:font-name-complex="Calibri2" style:font-size-complex="11pt"/>
    </style:style>
    <style:style style:name="T15" style:family="text">
      <style:text-properties fo:color="#0070c0" style:font-name="Calibri" fo:font-size="11pt" fo:font-weight="bold" style:font-name-asian="Calibri2" style:font-size-asian="11pt" style:font-weight-asian="bold" style:font-name-complex="Calibri2" style:font-size-complex="11pt"/>
    </style:style>
    <style:style style:name="T16" style:family="text">
      <style:text-properties fo:font-variant="normal" fo:text-transform="none" fo:color="#000000" style:font-name="Calibri1" fo:font-size="11pt" fo:letter-spacing="normal" fo:font-style="normal" fo:font-weight="normal" style:font-name-asian="Calibri2" style:font-size-asian="11pt" style:font-weight-asian="bold" style:font-name-complex="Calibri2" style:font-size-complex="11pt"/>
    </style:style>
    <style:style style:name="T17" style:family="text">
      <style:text-properties fo:font-variant="normal" fo:text-transform="none" style:font-name="apple-system" fo:font-size="10.5pt" fo:letter-spacing="normal" fo:font-style="normal" fo:font-weight="normal"/>
    </style:style>
    <style:style style:name="T18" style:family="text">
      <style:text-properties style:font-name="Calibri1" fo:font-size="11pt" fo:font-weight="bold" style:font-name-asian="Calibri2" style:font-size-asian="11pt" style:font-weight-asian="bold" style:font-name-complex="Calibri2" style:font-size-complex="11pt"/>
    </style:style>
    <style:style style:name="T19" style:family="text">
      <style:text-properties style:font-name="Calibri1" fo:font-size="11pt" fo:font-weight="normal" style:font-name-asian="Calibri2" style:font-size-asian="11pt" style:font-weight-asian="normal" style:font-name-complex="Calibri2" style:font-size-complex="11pt" style:font-weight-complex="normal"/>
    </style:style>
    <style:style style:name="T20" style:family="text">
      <style:text-properties fo:font-weight="normal" style:font-weight-asian="normal" style:font-weight-complex="normal"/>
    </style:style>
    <style:style style:name="T21" style:family="text">
      <style:text-properties fo:font-size="12pt" style:text-underline-style="solid" style:text-underline-width="auto" style:text-underline-color="font-color" fo:font-weight="bold" style:font-size-asian="12pt" style:font-weight-asian="bold" style:font-size-complex="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4">Simon Boylan</text:p>
      <text:p text:style-name="P15">Junior Software / Front End Developer</text:p>
      <text:p text:style-name="P17"><text:a xlink:type="simple" xlink:href="mailto:siboy73@gmail.com" text:style-name="Internet_20_link" text:visited-style-name="Visited_20_Internet_20_Link">siboy73@gmail.com</text:a><text:span text:style-name="T10"> <text:s/></text:span><text:span text:style-name="T2">• +44 7894725863 • London</text:span></text:p>
      <text:p text:style-name="P17"><text:a xlink:type="simple" xlink:href="https://github.com/boderg" text:style-name="Internet_20_link" text:visited-style-name="Visited_20_Internet_20_Link"><text:span text:style-name="T2">https://github.com/boderg</text:span></text:a><text:span text:style-name="T2"> • </text:span><text:a xlink:type="simple" xlink:href="http://www.linkedin.com/in/simon-boylan" text:style-name="Internet_20_link" text:visited-style-name="Visited_20_Internet_20_Link"><text:span text:style-name="T17">www.linkedin.com/in/simon-boylan</text:span></text:a><text:span text:style-name="T17"> </text:span><text:line-break/></text:p>
      <text:p text:style-name="P16"/>
      <text:section text:style-name="Sect1" text:name="TextSection">
        <text:p text:style-name="P20">Executive Summary</text:p>
        <text:p text:style-name="P21"><text:span text:style-name="T12">I am a Junior Software Developer</text:span><text:span text:style-name="T1"> commencing a career in the tech industry. </text:span><text:span text:style-name="T12">I have <text:s/>20+ years professional experience in customer care and retail. <text:s/>I am eager to gain entry into the tech industry into an exciting team where I can grow and contribute <text:s/>to my career!</text:span></text:p>
        <text:p text:style-name="P4"/>
        <text:p text:style-name="P20">Education</text:p>
        <text:p text:style-name="Standard"><text:span text:style-name="T3">March2023–June2023 <text:tab/><text:tab/></text:span><text:span text:style-name="T9">L3 Diploma An Introduction to </text:span><text:span text:style-name="T5">Software Development</text:span></text:p>
        <text:p text:style-name="P12">Code Institute - Dublin, Ireland - </text:p>
        <text:p text:style-name="P12">(Credit Rated by London Southbank University)</text:p>
        <text:p text:style-name="P12"/>
        <text:p text:style-name="Standard"><text:span text:style-name="T4">October 1995</text:span><text:span text:style-name="T1"><text:tab/><text:tab/><text:tab/></text:span><text:span text:style-name="T6">Studio Sound Certificate</text:span></text:p>
        <text:p text:style-name="P3"><text:tab/><text:tab/><text:tab/><text:tab/>School of Audio Engineering, <text:span text:style-name="T20">Islington, London</text:span><text:tab/></text:p>
        <text:p text:style-name="P3"/>
        <text:p text:style-name="Standard"><text:span text:style-name="T3">May/June 1989<text:tab/><text:tab/><text:tab/>10 </text:span><text:span text:style-name="T5">GCSE’s, </text:span><text:span text:style-name="T8">including: </text:span><text:span text:style-name="T16">English, Science, Maths, Design and Realisation</text:span><text:span text:style-name="T18"> </text:span></text:p>
        <text:p text:style-name="Standard"><text:span text:style-name="T18"><text:tab/><text:tab/><text:tab/><text:tab/></text:span><text:span text:style-name="T19">Wimbledon College, Wimbledon, London</text:span></text:p>
        <text:h text:style-name="P9" text:outline-level="3"><text:bookmark text:name="_2mmegdln8jzq"/>Technical Skillset</text:h>
        <text:p text:style-name="Standard"><text:span text:style-name="T1">Technologies: <text:tab/><text:tab/><text:tab/></text:span><text:span text:style-name="T5">HTML5, CSS3, Bootstrap.</text:span></text:p>
        <text:p text:style-name="Standard"><text:span text:style-name="T1">Version Control:<text:tab/><text:tab/></text:span><text:span text:style-name="T5">Git, Github.</text:span></text:p>
        <text:p text:style-name="P5"><text:span text:style-name="T1">PC Hardware:<text:tab/><text:tab/><text:tab/></text:span><text:span text:style-name="T6">Problem solving, PC building, OS and software installation and set-up.</text:span></text:p>
        <text:h text:style-name="P11" text:outline-level="3"><text:bookmark text:name="_4o12co6246s1"/>Portfolio projects</text:h>
        <text:list xml:id="list3695256858548193324" text:style-name="WWNum1">
          <text:list-item>
            <text:h text:style-name="P26" text:outline-level="2"><text:span text:style-name="T7">Faith in Us - </text:span><text:span text:style-name="T13">E-commerce site for a handmade soap shop, which offers a variety of eco/skin friendly soaps. </text:span><text:span text:style-name="T14">Technologies Used </text:span><text:span text:style-name="T13">- HTML5 , CSS with Bootstrap, JavaScript, Python, Django framework, Postgres DB, Stripe API for payments and <text:s/>AWS for hosting media. </text:span><text:span text:style-name="T14">GitHub -</text:span><text:span text:style-name="T15"> </text:span><text:a xlink:type="simple" xlink:href="https://github.com/karenstanton/ms4_bubbles" text:style-name="Internet_20_link" text:visited-style-name="Visited_20_Internet_20_Link">https://github.com/</text:a><text:span text:style-name="T11">boderg</text:span></text:h>
          </text:list-item>
          <text:list-item>
            <text:h text:style-name="P26" text:outline-level="2"><text:bookmark text:name="_7wrcasnk8win"/><text:span text:style-name="T7">Faith in Us -</text:span><text:span text:style-name="T13"> E-commerce site for a handmade soap shop, which offers a variety of eco/skin friendly soaps. </text:span><text:span text:style-name="T14">Technologies Used </text:span><text:span text:style-name="T13">- HTML5 , CSS with Bootstrap, JavaScript, Python, Django framework, Postgres DB, Stripe API for payments and <text:s/>AWS for hosting media. </text:span><text:span text:style-name="T14">GitHub -</text:span><text:span text:style-name="T15"> </text:span><text:a xlink:type="simple" xlink:href="https://github.com/karenstanton/ms4_bubbles" text:style-name="Internet_20_link" text:visited-style-name="Visited_20_Internet_20_Link">https://github.com/</text:a><text:span text:style-name="T11">boderg</text:span></text:h>
          </text:list-item>
          <text:list-item>
            <text:h text:style-name="P26" text:outline-level="2"><text:bookmark text:name="_rxfllvz93gdp"/><text:span text:style-name="T7">Faith in Us - </text:span><text:span text:style-name="T13">E-commerce site for a handmade soap shop, which offers a variety of eco/skin friendly soaps. </text:span><text:span text:style-name="T14">Technologies Used </text:span><text:span text:style-name="T13">- HTML5 , CSS with Bootstrap, JavaScript, Python, Django framework, </text:span></text:h>
          </text:list-item>
        </text:list>
        <text:h text:style-name="P10" text:outline-level="3"><text:bookmark text:name="_8dy76eeqqdtd"/><text:soft-page-break/>Work Experience</text:h>
        <text:p text:style-name="Standard"><text:span text:style-name="T3">February 2022–Present</text:span><text:span text:style-name="T5"><text:tab/><text:tab/><text:tab/>Unemployed</text:span></text:p>
        <text:p text:style-name="P19"><text:tab/><text:tab/><text:tab/><text:tab/></text:p>
        <text:list xml:id="list8747098719185737167" text:style-name="WWNum3">
          <text:list-item>
            <text:p text:style-name="P24">Career break to learn new skills for a career change.</text:p>
          </text:list-item>
        </text:list>
        <text:p text:style-name="P6"/>
        <text:p text:style-name="P8"/>
        <text:p text:style-name="P1"/>
        <text:p text:style-name="Standard"><text:span text:style-name="T3">December 1996–February 2022<text:tab/><text:tab/></text:span><text:span text:style-name="T9">Aptiga Ltd</text:span><text:span text:style-name="T5">, </text:span></text:p>
        <text:p text:style-name="P13">Morden, London.</text:p>
        <text:p text:style-name="P2"/>
        <text:list xml:id="list32265146" text:continue-numbering="true" text:style-name="WWNum3">
          <text:list-item>
            <text:p text:style-name="P24">Rental manager and IT support.</text:p>
          </text:list-item>
          <text:list-item>
            <text:p text:style-name="P24">Responsible for rental sales and general IT maintenance.</text:p>
          </text:list-item>
          <text:list-item>
            <text:p text:style-name="P22">Customer facing conversations and sales, face to face communication.</text:p>
          </text:list-item>
          <text:list-item>
            <text:p text:style-name="P24">Using manual and automated payment, CRM and vehicle rental systems. </text:p>
          </text:list-item>
          <text:list-item>
            <text:p text:style-name="P22">Trained in systems around vehicle rental, customer engagement and service.</text:p>
          </text:list-item>
          <text:list-item>
            <text:p text:style-name="P22">Slack, MS Teams, Google suite, MS Office suite.</text:p>
          </text:list-item>
          <text:list-item>
            <text:p text:style-name="P22">Promoted twice since start of employment.</text:p>
          </text:list-item>
        </text:list>
        <text:p text:style-name="P1"/>
      </text:section>
      <text:section text:style-name="Sect1" text:name="Section1">
        <text:h text:style-name="P10" text:outline-level="3"><text:bookmark text:name="_hdz7d0lj00os"/>Courses</text:h>
        <text:list xml:id="list3445696815686164070" text:style-name="WWNum2">
          <text:list-item>
            <text:p text:style-name="P23">Computeach – Comptia A+ </text:p>
          </text:list-item>
          <text:list-item>
            <text:p text:style-name="P23"/>
          </text:list-item>
          <text:list-item>
            <text:p text:style-name="P23"/>
          </text:list-item>
        </text:list>
        <text:h text:style-name="P27" text:outline-level="3"><text:bookmark text:name="_rv5exapjdfrb"/><text:span text:style-name="T21">Interests/Additional Information</text:span></text:h>
        <text:list xml:id="list32279174" text:continue-numbering="true" text:style-name="WWNum2">
          <text:list-item>
            <text:p text:style-name="P23">I love a good Rock / Industrial / Heavy metal concert.</text:p>
          </text:list-item>
          <text:list-item>
            <text:p text:style-name="P23">I enjoy gaming and sim racing! </text:p>
          </text:list-item>
          <text:list-item>
            <text:p text:style-name="P23">I have a passion for building and setting up custom PC's.</text:p>
          </text:list-item>
          <text:list-item>
            <text:p text:style-name="P23">I get satisfaction completing tech projects (i.e. building a magic mirror, DIY tech projects).</text:p>
          </text:list-item>
          <text:list-item>
            <text:p text:style-name="P23">I am quite handy at DIY and get enjoyment from the finished result.</text:p>
          </text:list-item>
          <text:list-item>
            <text:p text:style-name="P23">I use AI software to design patterns and images, edit them with Affinity Photo and upload to my Redbubble site - <text:a xlink:type="simple" xlink:href="http://www.redbubble.com/people/charles-gemini" text:style-name="Internet_20_link" text:visited-style-name="Visited_20_Internet_20_Link">http://www.redbubble.com/people/charles-gemini</text:a> </text:p>
          </text:list-item>
        </text:list>
        <text:p text:style-name="P7"/>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en" fo:country="US"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6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23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0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7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04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1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8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8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4-20T12:03:38.83</dc:date>
    <dc:creator>Simon Boylan</dc:creator>
    <meta:generator>OpenOffice/4.1.13$Win32 OpenOffice.org_project/4113m1$Build-9810</meta:generator>
    <meta:editing-duration>PT2H48M46S</meta:editing-duration>
    <meta:editing-cycles>2</meta:editing-cycles>
    <meta:document-statistic meta:table-count="0" meta:image-count="0" meta:object-count="0" meta:page-count="2" meta:paragraph-count="44" meta:word-count="438" meta:character-count="2872"/>
  </office:meta>
</office:document-meta>
</file>